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Základnítext" style:family="paragraph"/>
    <style:style style:name="P21" style:parent-style-name="Základnítext" style:family="paragraph"/>
    <style:style style:name="P22" style:parent-style-name="Základnítext" style:family="paragraph"/>
    <style:style style:name="P23" style:parent-style-name="Základnítext" style:family="paragraph"/>
    <style:style style:name="P24" style:parent-style-name="Základnítext" style:family="paragraph"/>
    <style:style style:name="P25" style:parent-style-name="Základnítext" style:family="paragraph"/>
    <style:style style:name="P26" style:parent-style-name="Základnítext" style:family="paragraph"/>
    <style:style style:name="P27" style:parent-style-name="Základnítext" style:family="paragraph"/>
    <style:style style:name="P28" style:parent-style-name="Základnítext" style:family="paragraph"/>
    <style:style style:name="P29" style:parent-style-name="Základnítext" style:family="paragraph"/>
    <style:style style:name="P30" style:parent-style-name="Základnítext" style:family="paragraph"/>
    <style:style style:name="P31" style:parent-style-name="Základnítext" style:family="paragraph"/>
    <style:style style:name="P32" style:parent-style-name="Základnítext" style:family="paragraph"/>
    <style:style style:name="P33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2/2023<text:bookmark-end text:name="Text14"/></text:p>
            <text:p text:style-name="Normální">KVOP-9293/2023<text:bookmark-end text:name="Text2"/></text:p>
            <text:p text:style-name="Normální"><text:bookmark-start text:name="Text6"/>08. 03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J. V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V.,</text:p>
      <text:p text:style-name="Základnítext">dne 3. 3. 2023 obdržela Kancelář veřejného ochránce práv Vaši žádost o informace. Žádáte o:</text:p>
      <text:list text:style-name="LFO3_1" text:continue-numbering="true">
        <text:list-item>
          <text:p text:style-name="P18">Poskytnutí jednotlivých čísel jednacích,<text:s/>pod kterými byly vedeny přípisy, které pracovníci kanceláře prošetřovali a prověřovali, a které z těchto písemností následně využili.</text:p>
        </text:list-item>
        <text:list-item>
          <text:p text:style-name="P19">Sdělení, v jaké fázi se nachází šetření Krajského úřadu Jihomoravského kraje, který je prověřován v souvislosti s vyřizováním Vašich stížností z června a července 2022. K tomu uvádíte, že doba určená zákonem na vyřízení dotčených stížností již „marně a dlouhodobě proběhla“.</text:p>
        </text:list-item>
      </text:list>
      <text:p text:style-name="Základnítext"><text:span text:style-name="Silné">Dáváme Vám tyto informace</text:span>:</text:p>
      <text:h text:style-name="Nadpis2" text:outline-level="2">K bodu č. 1</text:h>
      <text:p text:style-name="Základnítext">Při posouzení Vašeho podnětu jsme zohlednili veškeré podklady,<text:s/>které jste připojil ke svému podnětu, a které jste následně doplnil. Tyto písemnosti jsme hodnotili jako celek ve svých vzájemných souvislostech:</text:p>
      <text:list text:style-name="LFO4" text:continue-numbering="true">
        <text:list-item>
          <text:p text:style-name="P20">Záznam do protokolu ze dne 6. 6. 2022, č. j. JMK 83741/2022,</text:p>
        </text:list-item>
        <text:list-item>
          <text:p text:style-name="P21">Záznam do protokolu ze dne 30. 6. 2022, č. j. JMK<text:s/>100148/2022,</text:p>
        </text:list-item>
        <text:list-item>
          <text:p text:style-name="P22">Záznam do protokolu, č. j. JMK 116527/2022,</text:p>
        </text:list-item>
        <text:list-item>
          <text:p text:style-name="P23">Rozhodnutí MÚ Tišnov ze dne 16. 6. 2022, č. j. MUTI 24870/2022,</text:p>
        </text:list-item>
        <text:list-item>
          <text:p text:style-name="P24">Rozhodnutí MÚ Tišnov ze dne 20. 6. 2022, č. j. MUTI 25125/2022,</text:p>
        </text:list-item>
        <text:list-item>
          <text:p text:style-name="P25">Rozhodnutí MÚ Tišnov ze dne 21. 11. 2022, č. j. MUTI 47863/2022,</text:p>
        </text:list-item>
        <text:list-item>
          <text:p text:style-name="P26">Rozhodnutí MÚ Tišnov ze dne 22. 12. 2022, č. j. MUTI 52012/2022,</text:p>
        </text:list-item>
        <text:list-item>
          <text:p text:style-name="P27">Rozhodnutí MÚ Tišnov ze dne 22. 12. 2022, č. j. MUTI 51607/2022,</text:p>
        </text:list-item>
        <text:list-item>
          <text:p text:style-name="P28">Vyrozumění o prošetření stížnosti MÚ Tišnov ze dne 19. 5. 2022, č. j. MUTI 20420/2022/taj,</text:p>
        </text:list-item>
        <text:list-item>
          <text:p text:style-name="P29">Vyrozumění MÚ Tišnov ze dne 23. 2. 2022,<text:s/>č. j. MUTI 7470/2022/sta,</text:p>
        </text:list-item>
        <text:list-item>
          <text:p text:style-name="P30">Stížnost na postup tajemnice ze dne 27. 12. 2021,</text:p>
        </text:list-item>
        <text:list-item>
          <text:p text:style-name="P31">Reakce na obsah přípisu vedeném pod č. j. MUTI 7466/2022/sta ze dne 4. 3. 2022,</text:p>
        </text:list-item>
        <text:list-item>
          <text:p text:style-name="P32">Petice občanů obce Rašov.</text:p>
        </text:list-item>
      </text:list>
      <text:h text:style-name="Nadpis2" text:outline-level="2">K bodu č. 2</text:h>
      <text:p text:style-name="Základnítext">Šetření postupu Krajského úřadu Jihomoravského kraje při vyřizování Vašich stížností probíhá. V současné době čekáme na jeho vyjádření. Pokud jej neobdržíme ve lhůtě stanovené, budeme vyjádření krajského úřadu urgovat a Vás vyrozumíme.</text:p>
      <text:p text:style-name="Základnítext">S pozdravem</text:p>
      <text:p text:style-name="Základnítext"/>
      <text:p text:style-name="P33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D4HG*</text:span></text:p>
        <text:p text:style-name="P12"><text:span text:style-name="T13">KVOPX00DD4HG</text:span>KVOPX00DD4HG</text:p>
        <text:p text:style-name="P14"/>
      </style:header>
      <style:footer>
        <text:p text:style-name="kontakt">Kancelář<text:s/>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3T11:44:00Z</meta:creation-date>
    <dc:date>2023-06-13T11:4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18" meta:character-count="2195" meta:row-count="15" meta:non-whitespace-character-count="1881"/>
  </office:meta>
</office:document-meta>
</file>